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6a8b" officeooo:paragraph-rsid="00146a8b"/>
    </style:style>
    <style:style style:name="P2" style:family="paragraph" style:parent-style-name="Standard">
      <style:paragraph-properties style:line-height-at-least="0.503cm"/>
      <style:text-properties fo:color="#6a9955" loext:opacity="100%" style:font-name="Droid Sans Mono" fo:font-size="10.5pt" fo:font-weight="normal" officeooo:paragraph-rsid="0015728b" fo:background-color="#ffff00"/>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3">
      <style:paragraph-properties fo:margin-top="0cm" fo:margin-bottom="0cm" style:contextual-spacing="false"/>
    </style:style>
    <style:style style:name="P28" style:family="paragraph" style:parent-style-name="Text_20_body" style:list-style-name="L14"/>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5"/>
    <style:style style:name="P31" style:family="paragraph" style:parent-style-name="Text_20_body" style:list-style-name="L15">
      <style:paragraph-properties fo:margin-top="0cm" fo:margin-bottom="0cm" style:contextual-spacing="false"/>
    </style:style>
    <style:style style:name="P32" style:family="paragraph" style:parent-style-name="Text_20_body" style:list-style-name="L16"/>
    <style:style style:name="P33" style:family="paragraph" style:parent-style-name="Text_20_body" style:list-style-name="L16">
      <style:paragraph-properties fo:margin-top="0cm" fo:margin-bottom="0cm" style:contextual-spacing="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19">
      <style:paragraph-properties fo:margin-top="0cm" fo:margin-bottom="0cm" style:contextual-spacing="false"/>
    </style:style>
    <style:style style:name="P38" style:family="paragraph" style:parent-style-name="Text_20_body" style:list-style-name="L20"/>
    <style:style style:name="P39" style:family="paragraph" style:parent-style-name="Text_20_body" style:list-style-name="L20">
      <style:paragraph-properties fo:margin-top="0cm" fo:margin-bottom="0cm" style:contextual-spacing="false"/>
    </style:style>
    <style:style style:name="P40" style:family="paragraph" style:parent-style-name="Text_20_body" style:list-style-name="L21"/>
    <style:style style:name="P41" style:family="paragraph" style:parent-style-name="Text_20_body" style:list-style-name="L21">
      <style:paragraph-properties fo:margin-top="0cm" fo:margin-bottom="0cm" style:contextual-spacing="false"/>
    </style:style>
    <style:style style:name="P42" style:family="paragraph" style:parent-style-name="Text_20_body" style:list-style-name="L22"/>
    <style:style style:name="P43" style:family="paragraph" style:parent-style-name="Text_20_body" style:list-style-name="L22">
      <style:paragraph-properties fo:margin-top="0cm" fo:margin-bottom="0cm" style:contextual-spacing="false"/>
    </style:style>
    <style:style style:name="P44" style:family="paragraph" style:parent-style-name="Text_20_body" style:list-style-name="L23"/>
    <style:style style:name="P45" style:family="paragraph" style:parent-style-name="Text_20_body" style:list-style-name="L24"/>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c9211e" loext:opacity="100%" fo:font-size="16pt" fo:font-weight="bold" style:font-size-asian="16pt" style:font-weight-asian="bold" style:font-size-complex="16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our créer une plateforme de paiement en ligne conforme aux normes PCI DSS en utilisant une architecture microservices avec Node.js, PostgreSQL et APISIX comme passerelle API, voici un plan de base :</text:p>
      <text:h text:style-name="Heading_20_3" text:outline-level="3">1. <text:span text:style-name="Strong_20_Emphasis">Conception de l'Architecture</text:span></text:h>
      <text:list xml:id="list1309160636" text:style-name="L16">
        <text:list-item>
          <text:p text:style-name="P33"><text:span text:style-name="Strong_20_Emphasis">Microservices</text:span> : Décomposez la plateforme en services indépendants tels que :</text:p>
          <text:list>
            <text:list-item>
              <text:p text:style-name="P33"><text:span text:style-name="Strong_20_Emphasis">Service de gestion des utilisateurs</text:span> : Gestion des comptes utilisateurs et de l'authentification.</text:p>
            </text:list-item>
            <text:list-item>
              <text:p text:style-name="P33"><text:span text:style-name="Strong_20_Emphasis">Service de traitement des paiements</text:span> : Gère les transactions et la communication avec les processeurs de paiement.</text:p>
            </text:list-item>
            <text:list-item>
              <text:p text:style-name="P33"><text:span text:style-name="Strong_20_Emphasis">Service de notification</text:span> : Envoie des notifications par e-mail ou SMS pour les transactions.</text:p>
            </text:list-item>
            <text:list-item>
              <text:p text:style-name="P32"><text:span text:style-name="Strong_20_Emphasis">Service de rapport</text:span> : Gère les rapports financiers et les audits.</text:p>
            </text:list-item>
          </text:list>
        </text:list-item>
      </text:list>
      <text:h text:style-name="Heading_20_3" text:outline-level="3">2. <text:span text:style-name="Strong_20_Emphasis">Base de Données</text:span></text:h>
      <text:list xml:id="list2301153713" text:style-name="L17">
        <text:list-item>
          <text:p text:style-name="P34"><text:span text:style-name="Strong_20_Emphasis">PostgreSQL</text:span> : Utilisez PostgreSQL pour stocker les données des utilisateurs, des transactions et des rapports. Assurez-vous de chiffrer les données sensibles (comme les informations de carte de crédit) pour respecter les normes PCI DSS.</text:p>
        </text:list-item>
      </text:list>
      <text:h text:style-name="Heading_20_3" text:outline-level="3">3. <text:span text:style-name="Strong_20_Emphasis">API Gateway</text:span></text:h>
      <text:list xml:id="list1597954027" text:style-name="L18">
        <text:list-item>
          <text:p text:style-name="P35"><text:span text:style-name="Strong_20_Emphasis">APISIX</text:span> : Configurez APISIX pour gérer les requêtes API, l'authentification, le routage, et le contrôle d'accès. Vous pouvez également l'utiliser pour la gestion des taux et la surveillance.</text:p>
        </text:list-item>
      </text:list>
      <text:h text:style-name="Heading_20_3" text:outline-level="3">4. <text:span text:style-name="Strong_20_Emphasis">Conformité PCI DSS</text:span></text:h>
      <text:list xml:id="list3097181641" text:style-name="L19">
        <text:list-item>
          <text:p text:style-name="P37"><text:span text:style-name="Strong_20_Emphasis">Sécurité des données</text:span> : Mettez en œuvre des pratiques de sécurité robustes pour protéger les données des utilisateurs et les informations de paiement. Cela inclut le chiffrement des données, l'utilisation de pare-feu, et l'audit des accès.</text:p>
        </text:list-item>
        <text:list-item>
          <text:p text:style-name="P36"><text:span text:style-name="Strong_20_Emphasis">Tests et validation</text:span> : Effectuez des tests réguliers de sécurité et des audits pour garantir la conformité aux normes PCI DSS.</text:p>
        </text:list-item>
      </text:list>
      <text:h text:style-name="Heading_20_3" text:outline-level="3">5. <text:span text:style-name="Strong_20_Emphasis">Développement</text:span></text:h>
      <text:list xml:id="list2785350008" text:style-name="L20">
        <text:list-item>
          <text:p text:style-name="P39"><text:span text:style-name="Strong_20_Emphasis">Technologies</text:span> : Utilisez Node.js pour développer les microservices. Vous pouvez utiliser des frameworks comme Express.js pour simplifier le développement.</text:p>
        </text:list-item>
        <text:list-item>
          <text:p text:style-name="P38"><text:span text:style-name="Strong_20_Emphasis">Conteneurisation</text:span> : Envisagez d'utiliser Docker pour containeriser vos microservices, facilitant ainsi le déploiement et la mise à l'échelle.</text:p>
        </text:list-item>
      </text:list>
      <text:h text:style-name="Heading_20_3" text:outline-level="3">6. <text:span text:style-name="Strong_20_Emphasis">Surveillance et Maintenance</text:span></text:h>
      <text:list xml:id="list3131452312" text:style-name="L21">
        <text:list-item>
          <text:p text:style-name="P41"><text:span text:style-name="Strong_20_Emphasis">Monitoring</text:span> : Implémentez des outils de surveillance pour suivre les performances des services, les erreurs, et les transactions.</text:p>
        </text:list-item>
        <text:list-item>
          <text:p text:style-name="P40"><text:span text:style-name="Strong_20_Emphasis">Logs</text:span> : Conservez des logs détaillés pour chaque service afin de faciliter le dépannage et les audits de sécurité.</text:p>
        </text:list-item>
      </text:list>
      <text:h text:style-name="Heading_20_3" text:outline-level="3"><text:soft-page-break/>7. <text:span text:style-name="Strong_20_Emphasis">Tests</text:span></text:h>
      <text:list xml:id="list486260733" text:style-name="L22">
        <text:list-item>
          <text:p text:style-name="P43"><text:span text:style-name="Strong_20_Emphasis">Tests unitaires et d'intégration</text:span> : Assurez-vous d'avoir une couverture de tests adéquate pour chaque microservice.</text:p>
        </text:list-item>
        <text:list-item>
          <text:p text:style-name="P42"><text:span text:style-name="Strong_20_Emphasis">Tests de sécurité</text:span> : Effectuez des tests de pénétration et des évaluations de sécurité réguliers.</text:p>
        </text:list-item>
      </text:list>
      <text:h text:style-name="Heading_20_3" text:outline-level="3">8. <text:span text:style-name="Strong_20_Emphasis">Documentation</text:span></text:h>
      <text:list xml:id="list3578520005" text:style-name="L23">
        <text:list-item>
          <text:p text:style-name="P44"><text:span text:style-name="Strong_20_Emphasis">API Documentation</text:span> : Utilisez des outils comme Swagger pour documenter vos API, facilitant l'intégration par des tiers.</text:p>
        </text:list-item>
      </text:list>
      <text:h text:style-name="Heading_20_3" text:outline-level="3">9. <text:span text:style-name="Strong_20_Emphasis">Déploiement</text:span></text:h>
      <text:list xml:id="list2352135479" text:style-name="L24">
        <text:list-item>
          <text:p text:style-name="P45"><text:span text:style-name="Strong_20_Emphasis">Infrastructure as Code (IaC)</text:span> : Envisagez d'utiliser Terraform ou Ansible pour gérer votre infrastructure cloud.</text:p>
        </text:list-item>
      </text:list>
      <text:p text:style-name="Text_20_body">Cette architecture vous permettra de développer une plateforme de paiement en ligne évolutive et sécurisée. Si vous avez besoin de détails supplémentaires sur une étape particulière, n'hésitez pas à demander !</text:p>
      <text:p text:style-name="Standard"/>
      <text:p text:style-name="Standard"/>
      <text:p text:style-name="P1"><text:span text:style-name="T3">Fonctionnalités supplémentaires :</text:span> </text:p>
      <text:p text:style-name="Standard"/>
      <text:h text:style-name="Heading_20_3" text:outline-level="3">1. <text:span text:style-name="Strong_20_Emphasis">Gestion des Méthodes de Paiement</text:span></text:h>
      <text:list xml:id="list3588099658" text:style-name="L1">
        <text:list-item>
          <text:p text:style-name="P4"><text:span text:style-name="Strong_20_Emphasis">Support Multi-Paiement</text:span> : Permettre aux utilisateurs de lier plusieurs méthodes de paiement (cartes de crédit, PayPal, etc.).</text:p>
        </text:list-item>
        <text:list-item>
          <text:p text:style-name="P3"><text:span text:style-name="Strong_20_Emphasis">Gestion des Cartes</text:span> : Enregistrer et gérer plusieurs cartes de crédit avec des options pour définir une carte par défaut.</text:p>
        </text:list-item>
      </text:list>
      <text:h text:style-name="Heading_20_3" text:outline-level="3">2. <text:span text:style-name="Strong_20_Emphasis">Historique des Transactions</text:span></text:h>
      <text:list xml:id="list944866653" text:style-name="L2">
        <text:list-item>
          <text:p text:style-name="P6">Afficher un tableau de bord d'historique des transactions avec des filtres (date, montant, statut).</text:p>
        </text:list-item>
        <text:list-item>
          <text:p text:style-name="P5">Permettre aux utilisateurs de télécharger des relevés financiers au format PDF.</text:p>
        </text:list-item>
      </text:list>
      <text:p text:style-name="P2">cors body-parser pdfkit</text:p>
      <text:h text:style-name="Heading_20_3" text:outline-level="3">3. <text:span text:style-name="Strong_20_Emphasis">Gestion des Remboursements</text:span></text:h>
      <text:list xml:id="list1094361912" text:style-name="L3">
        <text:list-item>
          <text:p text:style-name="P8">Implémenter un système de remboursement pour les transactions.</text:p>
        </text:list-item>
        <text:list-item>
          <text:p text:style-name="P7">Offrir une API pour que les commerçants puissent initier des remboursements.</text:p>
        </text:list-item>
      </text:list>
      <text:h text:style-name="Heading_20_3" text:outline-level="3">4. <text:span text:style-name="Strong_20_Emphasis">Notifications en Temps Réel</text:span></text:h>
      <text:list xml:id="list3661376577" text:style-name="L4">
        <text:list-item>
          <text:p text:style-name="P10">Envoyer des notifications en temps réel par SMS ou par e-mail sur le statut des paiements.</text:p>
        </text:list-item>
        <text:list-item>
          <text:p text:style-name="P9">Intégrer un système de notification push pour les applications mobiles.</text:p>
        </text:list-item>
      </text:list>
      <text:h text:style-name="Heading_20_3" text:outline-level="3">5. <text:span text:style-name="Strong_20_Emphasis">Gestion des Litiges</text:span></text:h>
      <text:list xml:id="list2981680418" text:style-name="L5">
        <text:list-item>
          <text:p text:style-name="P12">Permettre aux utilisateurs de signaler des litiges concernant des transactions.</text:p>
        </text:list-item>
        <text:list-item>
          <text:p text:style-name="P11">Créer un tableau de bord pour les commerçants afin de gérer les litiges.</text:p>
        </text:list-item>
      </text:list>
      <text:h text:style-name="Heading_20_3" text:outline-level="3"><text:soft-page-break/>6. <text:span text:style-name="Strong_20_Emphasis">Sécurité Renforcée</text:span></text:h>
      <text:list xml:id="list514814897" text:style-name="L6">
        <text:list-item>
          <text:p text:style-name="P14"><text:span text:style-name="Strong_20_Emphasis">Authentification à Deux Facteurs (2FA)</text:span> : Ajouter une couche de sécurité supplémentaire pour l'authentification des utilisateurs.</text:p>
        </text:list-item>
        <text:list-item>
          <text:p text:style-name="P13"><text:span text:style-name="Strong_20_Emphasis">Surveillance des Transactions Suspectes</text:span> : Implémenter un système d'alerte pour les transactions suspectes ou inhabituelles.</text:p>
        </text:list-item>
      </text:list>
      <text:h text:style-name="Heading_20_3" text:outline-level="3">7. <text:span text:style-name="Strong_20_Emphasis">API pour Développeurs</text:span></text:h>
      <text:list xml:id="list431322903" text:style-name="L7">
        <text:list-item>
          <text:p text:style-name="P15">Fournir une API RESTful complète pour permettre aux développeurs d'intégrer facilement votre solution de paiement dans leurs applications.</text:p>
        </text:list-item>
      </text:list>
      <text:h text:style-name="Heading_20_3" text:outline-level="3">8. <text:span text:style-name="Strong_20_Emphasis">Gestion des Abonnements</text:span></text:h>
      <text:list xml:id="list2563161326" text:style-name="L8">
        <text:list-item>
          <text:p text:style-name="P17">Permettre aux utilisateurs de gérer leurs abonnements et paiements récurrents.</text:p>
        </text:list-item>
        <text:list-item>
          <text:p text:style-name="P16">Envoyer des rappels pour les paiements d'abonnement à venir.</text:p>
        </text:list-item>
      </text:list>
      <text:h text:style-name="Heading_20_3" text:outline-level="3">9. <text:span text:style-name="Strong_20_Emphasis">Tableau de Bord Administratif</text:span></text:h>
      <text:list xml:id="list3642501406" text:style-name="L9">
        <text:list-item>
          <text:p text:style-name="P19">Créer un tableau de bord pour les administrateurs afin de surveiller l'activité de la plateforme, générer des rapports et gérer les utilisateurs.</text:p>
        </text:list-item>
        <text:list-item>
          <text:p text:style-name="P18">Inclure des analyses sur l'utilisation de la plateforme, le volume de transactions, etc.</text:p>
        </text:list-item>
      </text:list>
      <text:h text:style-name="Heading_20_3" text:outline-level="3">10. <text:span text:style-name="Strong_20_Emphasis">Support Multilingue et Multi-Devises</text:span></text:h>
      <text:list xml:id="list908142977" text:style-name="L10">
        <text:list-item>
          <text:p text:style-name="P21">Offrir un support pour plusieurs langues et devises pour attirer un public international.</text:p>
        </text:list-item>
        <text:list-item>
          <text:p text:style-name="P20">Afficher les prix dans la devise locale de l'utilisateur.</text:p>
        </text:list-item>
      </text:list>
      <text:h text:style-name="Heading_20_3" text:outline-level="3">11. <text:span text:style-name="Strong_20_Emphasis">Analyse des Données et Rapports</text:span></text:h>
      <text:list xml:id="list1788616009" text:style-name="L11">
        <text:list-item>
          <text:p text:style-name="P23">Fournir des outils d'analyse pour les commerçants, comme des rapports sur les ventes, les remboursements, et les tendances des clients.</text:p>
        </text:list-item>
        <text:list-item>
          <text:p text:style-name="P22">Intégrer des outils d'analyse prédictive pour aider les commerçants à anticiper la demande.</text:p>
        </text:list-item>
      </text:list>
      <text:h text:style-name="Heading_20_3" text:outline-level="3">12. <text:span text:style-name="Strong_20_Emphasis">Intégration avec des Systèmes Externes</text:span></text:h>
      <text:list xml:id="list2532952915" text:style-name="L12">
        <text:list-item>
          <text:p text:style-name="P25">Intégrer des solutions de comptabilité, de gestion des stocks ou de CRM pour une expérience unifiée.</text:p>
        </text:list-item>
        <text:list-item>
          <text:p text:style-name="P24">Offrir des intégrations avec des plateformes de e-commerce populaires (Shopify, WooCommerce, etc.).</text:p>
        </text:list-item>
      </text:list>
      <text:h text:style-name="Heading_20_3" text:outline-level="3">13. <text:span text:style-name="Strong_20_Emphasis">Support Client</text:span></text:h>
      <text:list xml:id="list695888872" text:style-name="L13">
        <text:list-item>
          <text:p text:style-name="P27">Mettre en place un système de chat en direct pour le support client.</text:p>
        </text:list-item>
        <text:list-item>
          <text:p text:style-name="P26">Créer une base de connaissances et des FAQ pour aider les utilisateurs à résoudre des problèmes courants.</text:p>
        </text:list-item>
      </text:list>
      <text:h text:style-name="Heading_20_3" text:outline-level="3">14. <text:span text:style-name="Strong_20_Emphasis">Marketing et Promotions</text:span></text:h>
      <text:list xml:id="list2731984535" text:style-name="L14">
        <text:list-item>
          <text:p text:style-name="P29">Permettre aux commerçants de créer des promotions ou des codes de réduction pour leurs clients.</text:p>
        </text:list-item>
        <text:list-item>
          <text:p text:style-name="P28">Intégrer des outils de marketing par e-mail pour les campagnes promotionnelles.</text:p>
        </text:list-item>
      </text:list>
      <text:h text:style-name="Heading_20_3" text:outline-level="3"><text:soft-page-break/>15. <text:span text:style-name="Strong_20_Emphasis">Compliance et Reporting</text:span></text:h>
      <text:list xml:id="list1974528664" text:style-name="L15">
        <text:list-item>
          <text:p text:style-name="P31">Mettre en œuvre des fonctionnalités de reporting pour aider les utilisateurs à respecter les exigences de conformité (comme PCI DSS).</text:p>
        </text:list-item>
        <text:list-item>
          <text:p text:style-name="P30">Proposer des audits réguliers pour garantir que la plateforme respecte les normes de sécurité.</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00:48:08.339384852</meta:creation-date>
    <dc:date>2024-10-08T14:56:25.823940577</dc:date>
    <meta:editing-duration>P4DT22H21M54S</meta:editing-duration>
    <meta:editing-cycles>1</meta:editing-cycles>
    <meta:document-statistic meta:table-count="0" meta:image-count="0" meta:object-count="0" meta:page-count="4" meta:paragraph-count="74" meta:word-count="936" meta:character-count="6094" meta:non-whitespace-character-count="5277"/>
    <meta:generator>LibreOffice/7.3.7.2$Linux_X86_64 LibreOffice_project/30$Build-2</meta:generator>
  </office:meta>
</office:document-meta>
</file>